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Liberation Serif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Liberation Serif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Párrafodelista" style:family="paragraph">
      <style:paragraph-properties fo:margin-left="0in">
        <style:tab-stops/>
      </style:paragraph-properties>
    </style:style>
    <style:style style:name="T3" style:parent-style-name="Fuentedepárrafopredeter." style:family="text">
      <style:text-properties style:font-name-complex="Arial"/>
    </style:style>
    <style:style style:name="P4" style:parent-style-name="Párrafodelista" style:family="paragraph">
      <style:paragraph-properties fo:margin-left="0in">
        <style:tab-stops/>
      </style:paragraph-properties>
    </style:style>
    <style:style style:name="T5" style:parent-style-name="Fuentedepárrafopredeter." style:family="text">
      <style:text-properties style:font-name-complex="Arial"/>
    </style:style>
    <style:style style:name="T6" style:parent-style-name="Fuentedepárrafopredeter." style:family="text">
      <style:text-properties fo:color="#000000"/>
    </style:style>
    <style:style style:name="P7" style:parent-style-name="Standard" style:family="paragraph">
      <style:text-properties fo:color="#000000"/>
    </style:style>
    <style:style style:name="P8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9" style:parent-style-name="Párrafodelista" style:family="paragraph">
      <style:paragraph-properties fo:margin-left="0in">
        <style:tab-stops/>
      </style:paragraph-properties>
      <style:text-properties fo:color="#000000"/>
    </style:style>
  </office:automatic-styles>
  <office:body>
    <office:text text:use-soft-page-breaks="true">
      <text:p text:style-name="P1">cd ~/catkin_ws</text:p>
      <text:p text:style-name="Standard">source devel/setup.bash</text:p>
      <text:p text:style-name="Standard"/>
      <text:p text:style-name="Standard"/>
      <text:p text:style-name="Standard">01/08/22</text:p>
      <text:p text:style-name="P2"><text:span text:style-name="T3">-“catkin_make -- pkg programa_central” antes que “</text:span>catkin_make --pkg localizacion_estanterias” y “catkin_make --pkg localizacion_productos”</text:p>
      <text:p text:style-name="P4">- Borrado vision/<text:span text:style-name="T5">kinectv2</text:span></text:p>
      <text:p text:style-name="Standard"/>
      <text:p text:style-name="Standard">02/08/22:</text:p>
      <text:p text:style-name="Standard">- Añadido al CmakeLists.txt de /bateria el paquete “sos”</text:p>
      <text:p text:style-name="Standard">- Añadido al CmakeLists.txt de /rviz_plugin_tutorials el paquete “programa_central”</text:p>
      <text:p text:style-name="Standard">- Logrado que compile todo correctamente :)</text:p>
      <text:p text:style-name="Standard"/>
      <text:p text:style-name="Standard">08/08/22</text:p>
      <text:p text:style-name="Standard">- Instalado zbar de Python con los comandos:</text:p>
      <text:p text:style-name="Standard"><text:tab/><text:span text:style-name="T6">sudo apt-get update -y</text:span></text:p>
      <text:p text:style-name="P7"><text:tab/>sudo apt-get install -y python-zbar</text:p>
      <text:p text:style-name="Standard">- Se ha creado el primer script donde se lee una imagen y se le aplican transformaciones como la mediana, un umbral adaptativo, se calcula el gradiente horizontal...</text:p>
      <text:p text:style-name="Standard"/>
      <text:p text:style-name="Standard">09/08/22</text:p>
      <text:p text:style-name="Standard">- Se ha obtenido una plantilla binaria de la zona donde está el código de barras con la derivada resultado de restar derivada en X menos derivada en Y para lograr puntos con alto valor en X y bajo en Y, paso a valor absoluto, función umbral, cierre, apertura y búsqueda de contornos.</text:p>
      <text:p text:style-name="Standard">- Se saca por pantalla el contorno completo del código de barras sobre la imagen original</text:p>
      <text:p text:style-name="Standard"/>
      <text:p text:style-name="Standard">10/08/22</text:p>
      <text:p text:style-name="Standard">- Se han obtenido los puntos de las esquinas solo para definir el contorno del código de barras</text:p>
      <text:p text:style-name="Standard"/>
      <text:p text:style-name="Standard">12/08/22</text:p>
      <text:p text:style-name="Standard">- El cotorno con solo los puntos de las esquinas se debe pintar con cv2.circle, con cv2.drawContours pinta todo el contorno aunque solo hayamos almacenado los puntos de las esquinas.</text:p>
      <text:p text:style-name="Standard">- Arreglado problema con cv2.findContours, hay que pasar una copia de la imagen binaria modificada ya que la función modifica la imagen que se le pasa como argumento.</text:p>
      <text:p text:style-name="Standard"/>
      <text:p text:style-name="Standard">15/08/22</text:p>
      <text:p text:style-name="Standard">- Se ha logrado obtener las líneas que definen los rectángulos del código de barras con la orden cv2.Canny, luego se ha usado la transformada de Hough tanto la estándar como la probabilística.</text:p>
      <text:p text:style-name="Standard"/>
      <text:p text:style-name="Standard">16/08/22</text:p>
      <text:p text:style-name="Standard">- Después de usar cv2.Canny, se hace cierre y apertura para obtener la plantilla binaria.</text:p>
      <text:p text:style-name="Standard"/>
      <text:p text:style-name="Standard">17/08/22</text:p>
      <text:p text:style-name="Standard">- Objetivo: obtener el centro, ancho y alto del BoundingBox de los códigos de barras</text:p>
      <text:p text:style-name="Standard"/>
      <text:p text:style-name="Standard">24/08/22</text:p>
      <text:p text:style-name="Standard">- Se prueba con una foto hecha con el móvil, los códigos están girados 0º, 45º, 90º y 180º.</text:p>
      <text:p text:style-name="Standard">- Usando “gradientes.py” como es de esperar solo coge bien los códigos de 0º y 180º ya que son los que tienen en el contorno del código altos valores de gradiente horizontal y bajo de gradiente vertical. Se debe ir ajustando el tamaño de la plantilla a la hora de hacer el cierre y la apertura. <text:s/></text:p>
      <text:soft-page-break/>
      <text:p text:style-name="Standard">29/08/22</text:p>
      <text:p text:style-name="Standard">- Se ha leído de manera más o menos profunda todos los enlaces a páginas y artículos del archivo de enlaces “Enlaces interesantes”</text:p>
      <text:p text:style-name="Standard"/>
      <text:p text:style-name="Standard">31/08/22</text:p>
      <text:p text:style-name="Standard">- Implementado umbral adaptativo, se ha representado junto al umbral global para comparar. Probar más valores de los parámetros para ver si se eliminan los puntos sueltos, probar a aplicarlo directamente a la imagen original.</text:p>
      <text:p text:style-name="Standard"/>
      <text:p text:style-name="Standard">19/09/22</text:p>
      <text:p text:style-name="Standard">- Se ha creado un código en Windows para probar con Python 3.10.4 y OpenCV 4.5.5. En esta versión de OpenCV sí está la librería para detectar códigos de barras pudiéndose usar el código del enlace:<text:s/><text:a xlink:href="https://opencv.org/recognizing-one-dimensional-barcode-using-opencv/" office:target-frame-name="_top" xlink:show="replace"><text:span text:style-name="Hipervínculo">https://opencv.org/recognizing-one-dimens</text:span><text:bookmark-start text:name="_Hlt114582929"/><text:bookmark-start text:name="_Hlt114582930"/><text:span text:style-name="Hipervínculo">i</text:span><text:bookmark-end text:name="_Hlt114582929"/><text:bookmark-end text:name="_Hlt114582930"/><text:span text:style-name="Hipervínculo">onal-barcode-using-opencv/</text:span></text:a>. Probar con más fotos.<text:s/></text:p>
      <text:p text:style-name="Standard"/>
      <text:p text:style-name="Standard">03/10/22</text:p>
      <text:p text:style-name="Standard">- Modificado “barcode.py”, se crea un bucle para poder leer un dataset (varias imágenes) y se usan varias imágenes para comprobar el funcionamiento de la librería de códigos de barras de openCV.<text:s/>Funciona<text:s/>bien,<text:s/>pero si el código se ve pequeño en la foto ya no lo detecta.</text:p>
      <text:p text:style-name="P8"/>
      <text:p text:style-name="Standard"/>
      <text:p text:style-name="Standard"/>
      <text:p text:style-name="Standard"/>
      <text:p text:style-name="Standard"/>
      <text:p text:style-name="Standard"/>
      <text:p text:style-name="P9">Error al ejecutar axis_camera/gazebo_simulation: parece que el servidor de los modelos no funciona</text:p>
      <text:p text:style-name="Standard"/>
      <text:p text:style-name="Standard"/>
      <text:p text:style-name="Standard"/>
      <text:p text:style-name="Standard">Cosas por hacer:</text:p>
      <text:p text:style-name="Standard">- Lograr ejecutar aplicación para hacer capturas y guardar comandos utilizados para redactarlo luego</text:p>
      <text:p text:style-name="Standard">- Entender más o menos cómo funciona la aplicación y los programas de la cámara</text:p>
      <text:p text:style-name="Standard">- Ejecutar launch para usar el reconocimiento de códigos de barras</text:p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árrafodelista" style:display-name="Párrafo de lista" style:family="paragraph" style:parent-style-name="Standard">
      <style:paragraph-properties style:contextual-spacing="true" fo:margin-bottom="0.1111in" fo:margin-left="0.5in">
        <style:tab-stops/>
      </style:paragraph-properties>
      <style:text-properties fo:hyphenate="false"/>
    </style:style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ciónsinresolver" style:display-name="Mención sin resolver" style:family="text" style:parent-style-name="Fuentedepárrafopredeter.">
      <style:text-properties fo:color="#605E5C" fo:background-color="#E1DFDD"/>
    </style:style>
    <style:style style:name="Hipervínculovisitado" style:display-name="Hipervínculo visitado" style:family="text" style:parent-style-name="Fuentedepárrafopredeter.">
      <style:text-properties fo:color="#954F72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Liberation Serif" style:font-name-asian="Droid Sans Fallback" style:font-name-complex="FreeSans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Liberation Serif" style:font-name-asian="Droid Sans Fallback" style:font-name-complex="FreeSans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Liberation Serif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Liberation Serif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JUAN DE DIOS HERRERA HURTADO</dc:creator>
    <meta:creation-date>2022-08-01T12:26:00Z</meta:creation-date>
    <dc:date>2022-10-03T16:38:00Z</dc:date>
    <meta:template xlink:href="Normal.dotm" xlink:type="simple"/>
    <meta:editing-cycles>39</meta:editing-cycles>
    <meta:editing-duration>PT40140S</meta:editing-duration>
    <meta:document-statistic meta:page-count="2" meta:paragraph-count="7" meta:word-count="578" meta:character-count="3752" meta:row-count="26" meta:non-whitespace-character-count="3181"/>
  </office:meta>
</office:document-meta>
</file>